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Noto Sans JP', Vazirmatn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Udemy Sans" fo:letter-spacing="normal" fo:font-style="normal" fo:font-weight="normal"/>
    </style:style>
    <style:style style:name="T2" style:family="text">
      <style:text-properties fo:font-variant="normal" fo:text-transform="none" style:font-name="Udemy Sans" fo:letter-spacing="normal" fo:font-style="normal" fo:font-weight="normal" loext:padding="0cm" loext:border="none"/>
    </style:style>
    <style:style style:name="T3" style:family="text">
      <style:text-properties fo:font-variant="normal" fo:text-transform="none" style:font-name="Udemy Sans" fo:letter-spacing="normal" fo:font-style="normal" style:text-underline-style="solid" style:text-underline-width="auto" style:text-underline-color="font-color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le a tela para baixo e clique no arquivo chamado "</text:span><text:span text:style-name="Strong_20_Emphasis"><text:span text:style-name="T2">qt-unified-windows-x86-4.3.0-1-online.exe</text:span></text:span><text:span text:style-name="T1">"  para baixar e instalar a versão do QT Creator usada no curso, lembrando que no curso estamos usando uma versão para Windows!</text:span></text:p>
      <text:p text:style-name="P1"/>
      <text:p text:style-name="P1"><text:span text:style-name="T1">Você pode usar a versão do curso ou então </text:span><text:span text:style-name="Strong_20_Emphasis"><text:span text:style-name="T2">baixar</text:span></text:span><text:span text:style-name="T1"> a versão mais recente acessando o site:</text:span></text:p>
      <text:p text:style-name="P1"/>
      <text:p text:style-name="P1"><text:a xlink:type="simple" xlink:href="https://www.qt.io/download" office:target-frame-name="_blank" xlink:show="new" text:style-name="Internet_20_link" text:visited-style-name="Visited_20_Internet_20_Link"><text:span text:style-name="T3">https://www.qt.io/download</text:span>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Noto Sans JP', Vazirmatn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4T14:18:23.566705618</meta:creation-date>
    <dc:date>2026-04-24T14:19:21.205040144</dc:date>
    <meta:editing-duration>PT58S</meta:editing-duration>
    <meta:editing-cycles>1</meta:editing-cycles>
    <meta:document-statistic meta:table-count="0" meta:image-count="0" meta:object-count="0" meta:page-count="1" meta:paragraph-count="3" meta:word-count="51" meta:character-count="334" meta:non-whitespace-character-count="285"/>
    <meta:generator>LibreOffice/24.2.7.2$Linux_X86_64 LibreOffice_project/420$Build-2</meta:generator>
  </office:meta>
</office:document-meta>
</file>